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30" style:family="table">
      <style:table-properties style:width="16.272cm" fo:margin-left="0.247cm" fo:margin-right="0.48cm" table:align="margins"/>
    </style:style>
    <style:style style:name="Taula30.A" style:family="table-column">
      <style:table-column-properties style:column-width="16.272cm" style:rel-column-width="65535*"/>
    </style:style>
    <style:style style:name="Taula30.1" style:family="table-row">
      <style:table-row-properties style:row-height="1.138cm"/>
    </style:style>
    <style:style style:name="Taula30.A1" style:family="table-cell">
      <style:table-cell-properties style:vertical-align="bottom" fo:background-color="#b3b3b3" fo:padding="0.097cm" fo:border="0.002cm solid #000000">
        <style:background-image/>
      </style:table-cell-properties>
    </style:style>
    <style:style style:name="Taula30.A2" style:family="table-cell">
      <style:table-cell-properties fo:padding="0.097cm" fo:border-left="0.002cm solid #000000" fo:border-right="0.002cm solid #000000" fo:border-top="none" fo:border-bottom="0.002cm solid #000000"/>
    </style:style>
    <style:style style:name="Taula33" style:family="table">
      <style:table-properties style:width="16.999cm" table:align="margins"/>
    </style:style>
    <style:style style:name="Taula33.A" style:family="table-column">
      <style:table-column-properties style:column-width="16.999cm" style:rel-column-width="65535*"/>
    </style:style>
    <style:style style:name="Taula33.A1" style:family="table-cell">
      <style:table-cell-properties fo:background-color="#cccccc" fo:padding="0.097cm" fo:border="0.002cm solid #000000">
        <style:background-image/>
      </style:table-cell-properties>
    </style:style>
    <style:style style:name="Taula33.A2" style:family="table-cell">
      <style:table-cell-properties fo:padding="0.097cm" fo:border-left="0.002cm solid #000000" fo:border-right="0.002cm solid #000000" fo:border-top="none" fo:border-bottom="0.002cm solid #000000"/>
    </style:style>
    <style:style style:name="Taula3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8" style:family="table">
      <style:table-properties style:width="16.524cm" fo:margin-left="0.196cm" fo:margin-right="0.279cm" table:align="margins" style:may-break-between-rows="true"/>
    </style:style>
    <style:style style:name="Taula18.A" style:family="table-column">
      <style:table-column-properties style:column-width="1.401cm" style:rel-column-width="5556*"/>
    </style:style>
    <style:style style:name="Taula18.B" style:family="table-column">
      <style:table-column-properties style:column-width="13.261cm" style:rel-column-width="52594*"/>
    </style:style>
    <style:style style:name="Taula18.C" style:family="table-column">
      <style:table-column-properties style:column-width="1.863cm" style:rel-column-width="7385*"/>
    </style:style>
    <style:style style:name="Taula1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8.C1" style:family="table-cell">
      <style:table-cell-properties fo:background-color="#b3b3b3" fo:padding="0.097cm" fo:border="0.002cm solid #000000">
        <style:background-image/>
      </style:table-cell-properties>
    </style:style>
    <style:style style:name="Taula18.A2" style:family="table-cell">
      <style:table-cell-properties style:vertical-align="middle" fo:padding="0.097cm" fo:border-left="0.002cm solid #000000" fo:border-right="none" fo:border-top="none" fo:border-bottom="0.002cm solid #000000"/>
    </style:style>
    <style:style style:name="Taula18.B2" style:family="table-cell">
      <style:table-cell-properties fo:padding="0.097cm" fo:border-left="0.002cm solid #000000" fo:border-right="none" fo:border-top="none" fo:border-bottom="0.002cm solid #000000"/>
    </style:style>
    <style:style style:name="Taula18.C2" style:family="table-cell">
      <style:table-cell-properties style:vertical-align="middle" fo:padding="0.097cm" fo:border-left="0.002cm solid #000000" fo:border-right="0.002cm solid #000000" fo:border-top="none" fo:border-bottom="0.002cm solid #000000"/>
    </style:style>
    <style:style style:name="Taula18.4" style:family="table-row">
      <style:table-row-properties style:min-row-height="11.425cm"/>
    </style:style>
    <style:style style:name="Taula18.C4" style:family="table-cell">
      <style:table-cell-properties fo:padding="0.097cm" fo:border-left="0.002cm solid #000000" fo:border-right="0.002cm solid #000000" fo:border-top="none" fo:border-bottom="0.002cm solid #000000"/>
    </style:style>
    <style:style style:name="Taula18.5" style:family="table-row">
      <style:table-row-properties style:min-row-height="1.296cm"/>
    </style:style>
    <style:style style:name="ExempleFitxaNucliActivitat" style:family="table">
      <style:table-properties style:width="16.545cm" fo:margin-left="0.152cm" fo:margin-right="0.302cm" table:align="margins"/>
    </style:style>
    <style:style style:name="ExempleFitxaNucliActivitat.A" style:family="table-column">
      <style:table-column-properties style:column-width="4.978cm" style:rel-column-width="19715*"/>
    </style:style>
    <style:style style:name="ExempleFitxaNucliActivitat.B" style:family="table-column">
      <style:table-column-properties style:column-width="11.568cm" style:rel-column-width="45820*"/>
    </style:style>
    <style:style style:name="ExempleFitxaNucliActivitat.A1" style:family="table-cell">
      <style:table-cell-properties fo:background-color="#b3b3b3" fo:padding="0.097cm" fo:border="0.002cm solid #000000">
        <style:background-image/>
      </style:table-cell-properties>
    </style:style>
    <style:style style:name="ExempleFitxaNucliActivitat.A2" style:family="table-cell">
      <style:table-cell-properties fo:padding="0.097cm" fo:border-left="0.002cm solid #000000" fo:border-right="none" fo:border-top="none" fo:border-bottom="0.002cm solid #000000"/>
    </style:style>
    <style:style style:name="ExempleFitxaNucliActivitat.B2" style:family="table-cell">
      <style:table-cell-properties fo:padding="0.097cm" fo:border-left="0.002cm solid #000000" fo:border-right="0.002cm solid #000000" fo:border-top="none" fo:border-bottom="0.002cm solid #000000"/>
    </style:style>
    <style:style style:name="ExempleFitxaNucliActivitat.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ExempleFitxaNucliActivitat.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text-align="justify" style:justify-single-word="false"/>
      <style:text-properties style:font-name="Arial" fo:language="ca" fo:country="ES"/>
    </style:style>
    <style:style style:name="P2" style:family="paragraph" style:parent-style-name="Heading_20_3">
      <style:paragraph-properties fo:text-align="center" style:justify-single-word="false"/>
      <style:text-properties style:font-name="Arial" fo:font-size="12pt" style:font-size-asian="12pt" style:font-size-complex="12pt"/>
    </style:style>
    <style:style style:name="P3" style:family="paragraph" style:parent-style-name="Text_20_body" style:list-style-name="L2">
      <style:paragraph-properties fo:line-height="150%"/>
      <style:text-properties style:font-name="Arial" fo:font-size="9pt" fo:language="ca" fo:country="ES" style:font-size-asian="9pt" style:font-size-complex="9pt"/>
    </style:style>
    <style:style style:name="P4" style:family="paragraph" style:parent-style-name="Text_20_body" style:list-style-name="L3">
      <style:paragraph-properties fo:line-height="150%"/>
      <style:text-properties style:font-name="Arial" fo:font-size="9pt" fo:language="ca" fo:country="ES" style:font-size-asian="9pt" style:font-size-complex="9pt"/>
    </style:style>
    <style:style style:name="P5" style:family="paragraph" style:parent-style-name="Heading_20_3">
      <style:text-properties fo:language="ca" fo:country="ES"/>
    </style:style>
    <style:style style:name="P6" style:family="paragraph" style:parent-style-name="Text_20_body">
      <style:text-properties fo:language="ca" fo:country="ES"/>
    </style:style>
    <style:style style:name="P7" style:family="paragraph" style:parent-style-name="Table_20_Heading">
      <style:paragraph-properties fo:text-align="start" style:justify-single-word="false"/>
      <style:text-properties fo:language="ca" fo:country="ES"/>
    </style:style>
    <style:style style:name="P8"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Table_20_Contents" style:list-style-name="L4">
      <style:paragraph-properties fo:line-height="150%" fo:text-align="justify" style:justify-single-word="false"/>
      <style:text-properties style:font-name="Arial" fo:font-size="9pt" fo:language="ca" fo:country="ES" style:font-size-asian="9pt" style:font-size-complex="9pt"/>
    </style:style>
    <style:style style:name="P10"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1" style:family="paragraph" style:parent-style-name="Table_20_Contents" style:list-style-name="L5">
      <style:paragraph-properties fo:line-height="150%" fo:text-align="justify" style:justify-single-word="false"/>
      <style:text-properties style:font-name="Arial" fo:font-size="9pt" fo:language="ca" fo:country="ES" style:font-size-asian="9pt" style:font-size-complex="9pt"/>
    </style:style>
    <style:style style:name="P12" style:family="paragraph" style:parent-style-name="Table_20_Contents">
      <style:paragraph-properties fo:line-height="150%"/>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Table_20_Contents" style:list-style-name="L6">
      <style:paragraph-properties fo:line-height="150%"/>
      <style:text-properties style:font-name="Arial" fo:font-size="9pt" fo:language="ca" fo:country="ES" style:font-size-asian="9pt" style:font-size-complex="9pt"/>
    </style:style>
    <style:style style:name="P14" style:family="paragraph" style:parent-style-name="Table_20_Contents" style:list-style-name="L7">
      <style:paragraph-properties fo:line-height="150%"/>
      <style:text-properties style:font-name="Arial" fo:font-size="9pt" fo:language="ca" fo:country="ES" style:font-size-asian="9pt" style:font-size-complex="9pt"/>
    </style:style>
    <style:style style:name="P15" style:family="paragraph" style:parent-style-name="Table_20_Heading">
      <style:paragraph-properties fo:text-align="start" style:justify-single-word="false"/>
    </style:style>
    <style:style style:name="P16" style:family="paragraph" style:parent-style-name="Table_20_Contents" style:list-style-name="L8">
      <style:paragraph-properties fo:line-height="150%"/>
      <style:text-properties style:font-name="Arial" fo:font-size="9pt" fo:language="ca" fo:country="ES" style:font-size-asian="9pt" style:font-size-complex="9pt"/>
    </style:style>
    <style:style style:name="P17" style:family="paragraph" style:parent-style-name="Standard">
      <style:text-properties fo:language="ca" fo:country="ES"/>
    </style:style>
    <style:style style:name="P18" style:family="paragraph" style:parent-style-name="Table_20_Heading">
      <style:text-properties fo:language="ca" fo:country="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1" style:family="paragraph" style:parent-style-name="Table_20_Contents">
      <style:paragraph-properties fo:text-align="center" style:justify-single-word="false"/>
      <style:text-properties fo:language="ca" fo:country="ES"/>
    </style:style>
    <style:style style:name="P22" style:family="paragraph" style:parent-style-name="Table_20_Contents" style:list-style-name="L9">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 style:family="paragraph" style:parent-style-name="Table_20_Contents" style:list-style-name="L9">
      <style:paragraph-properties fo:line-height="150%"/>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4"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25" style:family="paragraph" style:parent-style-name="Table_20_Contents">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list-style-name="L10">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7" style:family="paragraph" style:parent-style-name="Table_20_Contents" style:list-style-name="L10">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8" style:family="paragraph" style:parent-style-name="Table_20_Contents">
      <style:text-properties fo:language="ca" fo:country="ES"/>
    </style:style>
    <style:style style:name="P29" style:family="paragraph" style:parent-style-name="Table_20_Contents" style:list-style-name="L11">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0" style:family="paragraph" style:parent-style-name="Table_20_Contents">
      <style:paragraph-properties fo:line-height="150%" fo:text-align="center" style:justify-single-word="false"/>
    </style:style>
    <style:style style:name="P31" style:family="paragraph" style:parent-style-name="Table_20_Contents">
      <style:paragraph-properties fo:text-align="end" style:justify-single-word="false"/>
      <style:text-properties style:font-name="Arial" fo:font-weight="bold" style:font-weight-asian="bold" style:font-weight-complex="bold"/>
    </style:style>
    <style:style style:name="P32" style:family="paragraph" style:parent-style-name="Table_20_Contents">
      <style:paragraph-properties fo:text-align="center" style:justify-single-word="false"/>
      <style:text-properties fo:language="ca" fo:country="ES" fo:font-weight="bold" style:font-weight-asian="bold" style:font-weight-complex="bold"/>
    </style:style>
    <style:style style:name="P33" style:family="paragraph" style:parent-style-name="Standard">
      <style:paragraph-properties fo:line-height="150%"/>
      <style:text-properties fo:language="ca" fo:country="ES" fo:font-weight="bold" style:font-weight-asian="bold" style:font-weight-complex="bold"/>
    </style:style>
    <style:style style:name="P34"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35" style:family="paragraph" style:parent-style-name="Text_20_body" style:list-style-name="L12">
      <style:paragraph-properties fo:line-height="150%" fo:text-align="justify" style:justify-single-word="false"/>
      <style:text-properties style:font-name="Arial" fo:language="ca" fo:country="ES" fo:font-weight="bold" style:font-weight-asian="bold" style:font-weight-complex="bold"/>
    </style:style>
    <style:style style:name="P36" style:family="paragraph" style:parent-style-name="Text_20_body" style:list-style-name="L12">
      <style:paragraph-properties fo:line-height="150%" fo:text-align="justify" style:justify-single-word="false"/>
    </style:style>
    <style:style style:name="P37" style:family="paragraph" style:parent-style-name="Text_20_body" style:list-style-name="L12">
      <style:paragraph-properties fo:line-height="150%" fo:text-align="justify" style:justify-single-word="false"/>
      <style:text-properties style:font-name="Arial" fo:language="ca" fo:country="ES" fo:font-weight="normal" style:font-weight-asian="normal" style:font-weight-complex="normal"/>
    </style:style>
    <style:style style:name="P38" style:family="paragraph" style:parent-style-name="Text_20_body" style:list-style-name="L13">
      <style:paragraph-properties fo:line-height="150%" fo:text-align="justify" style:justify-single-word="false"/>
      <style:text-properties style:font-name="Arial" fo:language="ca" fo:country="ES" fo:font-weight="normal" style:font-weight-asian="normal" style:font-weight-complex="normal"/>
    </style:style>
    <style:style style:name="P39" style:family="paragraph" style:parent-style-name="Heading_20_3">
      <style:paragraph-properties fo:line-height="150%"/>
      <style:text-properties fo:language="ca" fo:country="ES"/>
    </style:style>
    <style:style style:name="P40" style:family="paragraph" style:parent-style-name="Text_20_body">
      <style:paragraph-properties fo:line-height="150%"/>
      <style:text-properties fo:language="ca" fo:country="ES" fo:font-weight="bold" style:font-weight-asian="bold" style:font-weight-complex="bold"/>
    </style:style>
    <style:style style:name="P41" style:family="paragraph" style:parent-style-name="Text_20_body" style:list-style-name="L14">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42" style:family="paragraph" style:parent-style-name="Text_20_body">
      <style:paragraph-properties fo:line-height="150%"/>
      <style:text-properties fo:font-weight="bold" style:font-weight-asian="bold" style:font-weight-complex="bold"/>
    </style:style>
    <style:style style:name="P43"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4"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45" style:family="paragraph" style:parent-style-name="Text_20_body" style:list-style-name="L15">
      <style:paragraph-properties fo:line-height="150%" fo:text-align="center" style:justify-single-word="false"/>
      <style:text-properties fo:language="ca" fo:country="ES" fo:font-weight="normal" style:font-weight-asian="normal" style:font-weight-complex="normal"/>
    </style:style>
    <style:style style:name="P46" style:family="paragraph" style:parent-style-name="Text_20_body">
      <style:paragraph-properties fo:line-height="150%" fo:text-align="start" style:justify-single-word="false" fo:break-before="page"/>
      <style:text-properties style:font-name="Arial" fo:language="ca" fo:country="ES" fo:font-weight="bold" style:font-weight-asian="bold" style:font-weight-complex="bold"/>
    </style:style>
    <style:style style:name="P47" style:family="paragraph" style:parent-style-name="Table_20_Heading">
      <style:text-properties style:font-name="ARial" fo:language="ca" fo:country="ES"/>
    </style:style>
    <style:style style:name="P48" style:family="paragraph" style:parent-style-name="Table_20_Heading">
      <style:paragraph-properties fo:text-align="start" style:justify-single-word="false"/>
      <style:text-properties style:font-name="ARial" fo:language="ca" fo:country="ES"/>
    </style:style>
    <style:style style:name="P49" style:family="paragraph" style:parent-style-name="Table_20_Contents">
      <style:text-properties style:font-name="ARial" fo:language="ca" fo:country="ES"/>
    </style:style>
    <style:style style:name="P50" style:family="paragraph" style:parent-style-name="Table_20_Heading">
      <style:paragraph-properties fo:text-align="center" style:justify-single-word="false"/>
      <style:text-properties style:font-name="ARial" fo:language="ca" fo:country="ES"/>
    </style:style>
    <style:style style:name="P51" style:family="paragraph" style:parent-style-name="Table_20_Contents" style:list-style-name="L16">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53" style:family="paragraph" style:parent-style-name="Table_20_Heading" style:list-style-name="L17">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4"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weight="bold" style:font-weight-asian="bold" fo:hyphenate="false" fo:hyphenation-remain-char-count="2" fo:hyphenation-push-char-count="2"/>
    </style:style>
    <style:style style:name="P55" style:family="paragraph" style:parent-style-name="Table_20_Heading" style:list-style-name="L18">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56" style:family="paragraph" style:parent-style-name="Table_20_Heading" style:list-style-name="L19">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57" style:family="paragraph" style:parent-style-name="Table_20_Heading" style:list-style-name="L20">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58" style:family="paragraph" style:parent-style-name="Table_20_Heading" style:list-style-name="L21">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Arial" fo:language="ca" fo:country="ES" fo:font-weight="normal" fo:background-color="transparent" style:font-weight-asian="normal" style:font-weight-complex="normal"/>
    </style:style>
    <style:style style:name="P60" style:family="paragraph" style:parent-style-name="Text_20_body">
      <style:paragraph-properties fo:line-height="150%" fo:text-align="center" style:justify-single-word="false"/>
      <style:text-properties style:font-name="Arial" fo:language="ca" fo:country="ES" fo:font-weight="normal" fo:background-color="transparent" style:font-weight-asian="normal" style:font-weight-complex="normal"/>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Arial" fo:language="ca" fo:country="ES" fo:font-weight="normal" style:font-weight-asian="normal" style:font-weight-complex="normal"/>
    </style:style>
    <style:style style:name="T10" style:family="text">
      <style:text-properties style:font-name="Arial" fo:language="ca" fo:country="ES" fo:font-style="italic" fo:font-weight="normal" style:font-style-asian="italic" style:font-weight-asian="normal" style:font-style-complex="italic" style:font-weight-complex="normal"/>
    </style:style>
    <style:style style:name="T11" style:family="text">
      <style:text-properties style:font-name="Arial" fo:font-size="12pt" fo:language="ca" fo:country="ES" fo:font-weight="normal" style:font-size-asian="12pt" style:font-weight-asian="normal" style:font-size-complex="12pt" style:font-weight-complex="normal"/>
    </style:style>
    <style:style style:name="T12" style:family="text">
      <style:text-properties style:font-name="Arial" fo:font-weight="bold" fo:background-color="transparent" style:font-weight-asian="bold" style:font-weight-complex="bold"/>
    </style:style>
    <style:style style:name="T13" style:family="text">
      <style:text-properties style:font-name="Arial" fo:background-color="transparent"/>
    </style:style>
    <style:style style:name="T14" style:family="text">
      <style:text-properties style:font-name="ARi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05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05cm" text:min-label-width="0.19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ITAT DIDÀCTICA Nº 6. Interconnexió de xarxes locals. </text:h>
      <text:p text:style-name="P1">En finalitzar aquesta unitat els alumnes han de ser capaços d'assolir els següents:</text:p>
      <table:table table:name="Taula30" table:style-name="Taula30">
        <table:table-column table:style-name="Taula30.A"/>
        <table:table-header-rows>
          <table:table-row table:style-name="Taula30.1">
            <table:table-cell table:style-name="Taula30.A1" office:value-type="string">
              <text:h text:style-name="P2" text:outline-level="3">Objectius terminals</text:h>
            </table:table-cell>
          </table:table-row>
        </table:table-header-rows>
        <table:table-row>
          <table:table-cell table:style-name="Taula30.A2" office:value-type="string">
            <text:list text:style-name="L2">
              <text:list-item>
                <text:p text:style-name="P3">Interpretar les característiques tecnicofuncionals de cada element de la xarxa, a partir del seu funcionament i de la documentació tècnica corresponent.</text:p>
              </text:list-item>
            </text:list>
          </table:table-cell>
        </table:table-row>
        <table:table-row>
          <table:table-cell table:style-name="Taula30.A2" office:value-type="string">
            <text:list text:style-name="L3">
              <text:list-item>
                <text:p text:style-name="P4">Discriminar els recursos, les prestacions i les característiques que s'han de considerar per obtenir la connexió de la xarxa a altres xarxes externes i altres sistemes, segons els requeriments establerts.</text:p>
              </text:list-item>
            </text:list>
          </table:table-cell>
        </table:table-row>
      </table:table>
      <text:h text:style-name="P5" text:outline-level="3">Continguts</text:h>
      <text:p text:style-name="P6"/>
      <table:table table:name="Taula33" table:style-name="Taula33">
        <table:table-column table:style-name="Taula33.A"/>
        <table:table-header-rows>
          <table:table-row>
            <table:table-cell table:style-name="Taula33.A1" office:value-type="string">
              <text:p text:style-name="P7">Fets, conceptes i sistemes conceptuals</text:p>
            </table:table-cell>
          </table:table-row>
        </table:table-header-rows>
        <table:table-row>
          <table:table-cell table:style-name="Taula33.A2" office:value-type="string">
            <text:p text:style-name="P8">Bàsics:</text:p>
            <text:list text:style-name="L4">
              <text:list-item>
                <text:p text:style-name="P9">Dispositius per a la interconnexió de xarxes: els repetidors, els ponts (bridges), els commutadors (switchs), els encaminadors (routers), les passarel·les (gateway).</text:p>
              </text:list-item>
              <text:list-item>
                <text:p text:style-name="P9">La WAN com a xarxa d'accés i transport: tunelització.</text:p>
              </text:list-item>
              <text:list-item>
                <text:p text:style-name="P9">Connexions remotes segures. Protocols de connexió remota, Xarxes privades i Xarxes virtuals (VPN).</text:p>
              </text:list-item>
              <text:list-item>
                <text:p text:style-name="P9">El nivell OSI de xarxa. Enrutament IP. Configuració de taules de rutes.</text:p>
              </text:list-item>
              <text:list-item>
                <text:p text:style-name="P9">Commutadors de nivell 2 i nivell 4. Firewalls i Proxies. Qualitat de servei.</text:p>
              </text:list-item>
            </text:list>
            <text:p text:style-name="P10"><text:span text:style-name="T1">Complementaris</text:span>:</text:p>
            <text:list text:style-name="L5">
              <text:list-item>
                <text:p text:style-name="P11">Elecció d'un element d'interconnexió de xarxa.</text:p>
                <text:p text:style-name="P11"/>
              </text:list-item>
            </text:list>
          </table:table-cell>
        </table:table-row>
        <table:table-row>
          <table:table-cell table:style-name="Taula33.A3" office:value-type="string">
            <text:p text:style-name="P7">Procedimentals</text:p>
          </table:table-cell>
        </table:table-row>
        <table:table-row>
          <table:table-cell table:style-name="Taula33.A2" office:value-type="string">
            <text:p text:style-name="P12">Bàsics:</text:p>
            <text:list text:style-name="L6">
              <text:list-item>
                <text:p text:style-name="P13">Descriure els mitjans i dispositius necessaris per efectuar la interconnexió de dues xarxes d'àrea local.</text:p>
              </text:list-item>
              <text:list-item>
                <text:p text:style-name="P13">Explicar els mitjans i dispositius necessaris per efectuar la interconnexió de dues o més xarxes d'àrea extensa.</text:p>
              </text:list-item>
              <text:list-item>
                <text:p text:style-name="P13">Realitzar connexions amb altres sistemes utilitzant TCP/IP.</text:p>
              </text:list-item>
              <text:list-item>
                <text:p text:style-name="P13">Identificar les tecnologies emergents per a xarxes: tallafocs, commutadors de nivell 3 i de nivell 4, qualitat de servei, etc.</text:p>
              </text:list-item>
            </text:list>
            <text:p text:style-name="P12">Complementaris:</text:p>
            <text:list text:style-name="L7">
              <text:list-item>
                <text:p text:style-name="P14">Explicar l'elecció d'un element d'interconnexió de xarxa, en un cas real.</text:p>
              </text:list-item>
            </text:list>
          </table:table-cell>
        </table:table-row>
        <table:table-row>
          <table:table-cell table:style-name="Taula33.A3" office:value-type="string">
            <text:p text:style-name="P15">Actitudinals</text:p>
          </table:table-cell>
        </table:table-row>
        <table:table-row>
          <table:table-cell table:style-name="Taula33.A2" office:value-type="string">
            <text:list text:style-name="L8">
              <text:list-item>
                <text:p text:style-name="P16">Valorar la importància de la interconnexió de xarxes per a la comunicació entre diferents sistemes. De vegades la necessitat sorgeix de l'interès d'organitzacions diferents de compartir alguns recursos, mentre que altres vegades la connexió es produeix entre diferents delegacions de la mateixa organització que es troba distribuïda geogràficament en un àmplia regió.</text:p>
              </text:list-item>
              <text:list-item>
                <text:p text:style-name="P16">Els senyals elèctrics es degraden amb la distància, per això sorgeix la necessitat d'utilitzar elements d'interconnexió perquè la informació arribi al receptor sense atenuacions i de la forma adequada.</text:p>
              </text:list-item>
            </text:list>
          </table:table-cell>
        </table:table-row>
      </table:table>
      <text:p text:style-name="P17"/>
      <text:h text:style-name="P5" text:outline-level="3"/>
      <text:h text:style-name="P5" text:outline-level="3">Metodologia</text:h>
      <text:p text:style-name="P6"/>
      <table:table table:name="Taula18" table:style-name="Taula18">
        <table:table-column table:style-name="Taula18.A"/>
        <table:table-column table:style-name="Taula18.B"/>
        <table:table-column table:style-name="Taula18.C"/>
        <table:table-row>
          <table:table-cell table:style-name="Taula18.A1" office:value-type="string">
            <text:p text:style-name="P18">Sessió</text:p>
          </table:table-cell>
          <table:table-cell table:style-name="Taula18.A1" office:value-type="string">
            <text:p text:style-name="P18">Activitats d'ensenyament-aprenentatge</text:p>
          </table:table-cell>
          <table:table-cell table:style-name="Taula18.C1" office:value-type="string">
            <text:p text:style-name="P18">Temps</text:p>
          </table:table-cell>
        </table:table-row>
        <table:table-row>
          <table:table-cell table:style-name="Taula18.A2" office:value-type="string">
            <text:p text:style-name="P19">1</text:p>
          </table:table-cell>
          <table:table-cell table:style-name="Taula18.B2" office:value-type="string">
            <text:p text:style-name="P10">NA 1. Activitats de presentació-motivació</text:p>
            <text:p text:style-name="P20">A través d'una exposició oral i amb l'ajuda d'unes transparències en format digital, transmetre la importància de la interconnexió de xarxes per a la comunicació entre diferents sistemes.</text:p>
          </table:table-cell>
          <table:table-cell table:style-name="Taula18.C2" office:value-type="string">
            <text:p text:style-name="P21"/>
            <text:p text:style-name="P21"/>
            <text:p text:style-name="P21"/>
            <text:p text:style-name="P21"/>
            <text:p text:style-name="P21">30 min.</text:p>
          </table:table-cell>
        </table:table-row>
        <table:table-row>
          <table:table-cell table:style-name="Taula18.A2" office:value-type="string">
            <text:p text:style-name="P19">1</text:p>
          </table:table-cell>
          <table:table-cell table:style-name="Taula18.B2" office:value-type="string">
            <text:p text:style-name="P10">NA 2. Activitats de coneixements previs</text:p>
            <text:p text:style-name="P20">Mitjançant una activitat de grup realitzaré preguntes obertes a la classe, amb l'objectiu d'esbrinar el nivell de coneixement que tenen els alumnes sobre els elements d'interconnexió de xarxes.</text:p>
          </table:table-cell>
          <table:table-cell table:style-name="Taula18.C2" office:value-type="string">
            <text:p text:style-name="P21">30 min.</text:p>
          </table:table-cell>
        </table:table-row>
        <table:table-row table:style-name="Taula18.4">
          <table:table-cell table:style-name="Taula18.B2" office:value-type="string">
            <text:p text:style-name="Table_20_Contents"/>
            <text:p text:style-name="Table_20_Contents">1, 2, 3, 4, 5, 6, 7, 8, 9, 10</text:p>
            <text:p text:style-name="Table_20_Contents"/>
            <text:p text:style-name="Table_20_Contents"/>
            <text:p text:style-name="Table_20_Contents"/>
            <text:p text:style-name="Table_20_Contents"/>
            <text:p text:style-name="Table_20_Contents"/>
            <text:p text:style-name="Table_20_Contents"><text:s text:c="4"/>3 </text:p>
            <text:p text:style-name="Table_20_Contents"/>
            <text:p text:style-name="Table_20_Contents"/>
            <text:p text:style-name="Table_20_Contents"/>
            <text:p text:style-name="Table_20_Contents"/>
            <text:p text:style-name="Table_20_Contents"/>
            <text:p text:style-name="Table_20_Contents">2, 3, 4, 5, 6, 7, 8, 9, 10, 11</text:p>
          </table:table-cell>
          <table:table-cell table:style-name="Taula18.B2" office:value-type="string">
            <text:p text:style-name="P10">NA 3. Activitats de desenvolupament de continguts</text:p>
            <text:p text:style-name="P20">Explicació oral amb el suport de documentació en forma de transparències digitals de:</text:p>
            <text:list text:style-name="L9">
              <text:list-item>
                <text:p text:style-name="P22"><text:span text:style-name="T2">NA 3.1.</text:span><text:span text:style-name="T3"> </text:span>Dispositius per a la connexió de xarxes: el repetidor, els ponts i commutadors, els encaminadors o <text:span text:style-name="T4">routers</text:span>, i la passarel·la o <text:span text:style-name="T4">gateway.</text:span></text:p>
              </text:list-item>
              <text:list-item>
                <text:p text:style-name="P23"><text:span text:style-name="T2">NA 3.2.</text:span><text:span text:style-name="T3"> </text:span>La WAN com a xarxa d'accés i transport: tunelització.</text:p>
              </text:list-item>
              <text:list-item>
                <text:p text:style-name="P23"><text:span text:style-name="T2">NA 3.4.</text:span><text:span text:style-name="T3"> </text:span>Connexions remotes i segures a una xarxa.</text:p>
              </text:list-item>
              <text:list-item>
                <text:p text:style-name="P23"><text:span text:style-name="T2">NA 3.5.</text:span><text:span text:style-name="T3"> </text:span>Enrutament IP: rutes del protocol IP, configuració de la taula de rutes.</text:p>
              </text:list-item>
              <text:list-item>
                <text:p text:style-name="P22"><text:span text:style-name="T5">NA 3.6.</text:span><text:span text:style-name="T6"> </text:span><text:span text:style-name="T7">Tallafocs, commutadors de nivell 3 i de nivell 4, qualitat de servei, etc.</text:span></text:p>
              </text:list-item>
            </text:list>
            <text:p text:style-name="P24">Mitjançant la tècnica de <text:span text:style-name="T4">brainstroming:</text:span></text:p>
            <text:p text:style-name="P25"><text:span text:style-name="T2">NA 4.</text:span><text:span text:style-name="T3"> </text:span>Descriurem tots junts a la pissarra els elements d'interconnexió de xarxes.</text:p>
            <text:list text:style-name="L10">
              <text:list-header>
                <text:p text:style-name="P26">Per parelles realitzaran les següents activitats:</text:p>
                <text:list>
                  <text:list-item>
                    <text:list>
                      <text:list-item>
                        <text:p text:style-name="P27"><text:span text:style-name="T2">NA 5.1.</text:span><text:span text:style-name="T3"> </text:span>Identificaran els elements d'interconnexió existents a l'aula, i explicaran les seves característiques principals.</text:p>
                      </text:list-item>
                      <text:list-item>
                        <text:p text:style-name="P27"><text:span text:style-name="T2">NA 5.2.</text:span><text:span text:style-name="T3"> </text:span>Recopilaran documentació (catàlegs, revistes, etc.) que incloguin informació sobre les característiques de repetidors, ponts, encaminadors, etc.</text:p>
                      </text:list-item>
                      <text:list-item>
                        <text:p text:style-name="P27"><text:span text:style-name="T2">NA 5.3.</text:span><text:span text:style-name="T3"> </text:span>A partir d'un supòsit pràctic, configuraran la taula de rutes d'un router, tant a nivell de maquinari com de programari (Linux Box), per tal de connectar dues xarxes locals. També s'hauran de configurar NAT per tal de poder accedir a ordinadors interns de la xarxa.</text:p>
                      </text:list-item>
                      <text:list-item>
                        <text:p text:style-name="P27"><text:span text:style-name="T2">NA 5.4.</text:span><text:span text:style-name="T3"> </text:span>Realitzar un quadre descriptiu amb les característiques essencials de les xarxes d'àrea local virtuals (VPN), descrivint els seus diferents tipus.</text:p>
                      </text:list-item>
                    </text:list>
                  </text:list-item>
                </text:list>
              </text:list-header>
            </text:list>
          </table:table-cell>
          <table:table-cell table:style-name="Taula18.C4" office:value-type="string">
            <text:p text:style-name="P28"/>
            <text:p text:style-name="P28">50 min./ sessió</text:p>
            <text:p text:style-name="P28"/>
            <text:p text:style-name="P28"/>
            <text:p text:style-name="P28"/>
            <text:p text:style-name="P28"/>
            <text:p text:style-name="P28"/>
            <text:p text:style-name="P28"/>
            <text:p text:style-name="P28"/>
            <text:p text:style-name="P28">60 min.</text:p>
            <text:p text:style-name="P21"/>
            <text:p text:style-name="P21"/>
            <text:p text:style-name="P21"/>
            <text:p text:style-name="P21"/>
            <text:p text:style-name="P21"/>
            <text:p text:style-name="P21"/>
            <text:p text:style-name="P21">60 min./ sessió</text:p>
          </table:table-cell>
        </table:table-row>
        <table:table-row table:style-name="Taula18.5">
          <table:table-cell table:style-name="Taula18.B2" office:value-type="string">
            <text:p text:style-name="Table_20_Contents"/>
            <text:p text:style-name="P19">11</text:p>
          </table:table-cell>
          <table:table-cell table:style-name="Taula18.B2" office:value-type="string">
            <text:p text:style-name="P10">Activitats de reforç</text:p>
            <text:list text:style-name="L11">
              <text:list-item>
                <text:p text:style-name="P29"><text:span text:style-name="T5">NA 6.</text:span><text:span text:style-name="T6"> </text:span>Realitzar un esquema descriptiu dels elements d'interconnexió en una xarxa local, així com explicar l'elecció d'un element de xarxa, en un supòsit real.</text:p>
              </text:list-item>
            </text:list>
            <text:p text:style-name="P20"/>
          </table:table-cell>
          <table:table-cell table:style-name="Taula18.C4" office:value-type="string">
            <text:p text:style-name="P28"/>
            <text:p text:style-name="P28">65 min. </text:p>
          </table:table-cell>
        </table:table-row>
        <table:table-row>
          <table:table-cell table:style-name="Taula18.A2" office:value-type="string">
            <text:p text:style-name="P30"/>
            <text:p text:style-name="P30">12</text:p>
          </table:table-cell>
          <table:table-cell table:style-name="Taula18.B2" office:value-type="string">
            <text:p text:style-name="P10">Activitats d'avaluació</text:p>
            <text:p text:style-name="P20">L'observació i seguiment mitjançant la fitxa de registre (vegeu l'Annex) dels exercicis realitzats a classe.</text:p>
            <text:p text:style-name="P20"><text:span text:style-name="T5">NA 7.</text:span><text:span text:style-name="T6"> </text:span><text:span text:style-name="T3">Prova objectiva escrita</text:span> de 20 preguntes curtes sobre els continguts conceptuals i procedimentals de la unitat. L'observació i seguiment dels exercicis realitzats a classe.</text:p>
          </table:table-cell>
          <table:table-cell table:style-name="Taula18.C2" office:value-type="string">
            <text:p text:style-name="P21"/>
            <text:p text:style-name="P21">100 min.</text:p>
          </table:table-cell>
        </table:table-row>
        <table:table-row>
          <table:table-cell table:style-name="Taula18.A2" table:number-columns-spanned="2" office:value-type="string">
            <text:p text:style-name="P31">Total d'hores:</text:p>
          </table:table-cell>
          <table:covered-table-cell/>
          <table:table-cell table:style-name="Taula18.C2" office:value-type="string">
            <text:p text:style-name="P32">30h</text:p>
          </table:table-cell>
        </table:table-row>
      </table:table>
      <text:p text:style-name="P33"/>
      <text:p text:style-name="P34">Segons el quadre d'activitats proposat s'empren els següents:</text:p>
      <text:list text:style-name="L12">
        <text:list-item>
          <text:p text:style-name="P35">Espais: <text:span text:style-name="T8">les activitats es desenvoluparan a l'aula d'informàtica.</text:span></text:p>
        </text:list-item>
        <text:list-item>
          <text:p text:style-name="P35">Agrupaments: <text:span text:style-name="T8">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5">Recursos:</text:p>
          <text:list>
            <text:list-item>
              <text:p text:style-name="P36"><text:span text:style-name="T9">El llibre de text </text:span><text:span text:style-name="T10">Xarxes d'àrea local</text:span><text:span text:style-name="T9"> de McGraw Hill. Equips informàtics i transparències.</text:span><text:span text:style-name="T11"> </text:span></text:p>
            </text:list-item>
            <text:list-item>
              <text:p text:style-name="P37">Una sèrie d'adreces web (vegeu l'annex), que contenen informació sobre els continguts tractats a la unitat. </text:p>
            </text:list-item>
          </text:list>
        </text:list-item>
      </text:list>
      <text:list text:style-name="L13">
        <text:list-item>
          <text:p text:style-name="P38">Sistema operatiu GNU/Linux. Distribució SkoleLinux i les utilitats que proporciona per crear proxies i túnels.</text:p>
        </text:list-item>
      </text:list>
      <text:h text:style-name="P39" text:outline-level="3">Avaluació</text:h>
      <text:p text:style-name="P40">CRITERIS D'AVALUACIÓ</text:p>
      <text:list text:style-name="L14">
        <text:list-item>
          <text:p text:style-name="P41">Enumerar equips d'interconnexió interxarxa i explicar la funció de cadascun d'ells.</text:p>
        </text:list-item>
        <text:list-item>
          <text:p text:style-name="P41">Citar estàndards d'interconnexió lògica interxarxa i de xarxa amb altres sistemes. </text:p>
        </text:list-item>
        <text:list-item>
          <text:p text:style-name="P41">Descriure les característiques bàsiques d'un estàndard de connexió lògica de la xarxa, la seva arquitectura bàsica, sistemes operatius i de xarxa que suporta i serveis bàsics que proporciona.</text:p>
        </text:list-item>
      </text:list>
      <text:p text:style-name="P42">INSTRUMENTS I PROCEDIMENTS D'AVALUACIÓ</text:p>
      <text:p text:style-name="P43">Mitjançant una prova objectiva escrita que consta de 30 preguntes curtes on s'avaluen els continguts conceptuals i procedimentals.</text:p>
      <text:p text:style-name="P43">Mitjançant la fitxa de registre (veure l'Annex 1), avaluaré els continguts actitudinals: motivació i interès per la matèria, participació, observació d'activitats i assistència.</text:p>
      <text:p text:style-name="P44">CRITERIS DE QUALIFICACIÓ</text:p>
      <text:p text:style-name="P43">La nota d'aquesta unitat didàctica s'obté de la nota ponderada de les notes obtingudes en la prova objectiva i de les observacions anotades a la fitxa de registre, puntuant de 0 a 10 punts. El percentatge assignat a cadascuna de les parts serà:</text:p>
      <text:list text:style-name="L15">
        <text:list-item>
          <text:p text:style-name="P45"><text:span text:style-name="T12">25 % continguts conceptuals (suport), 60% procedimentals (organitzadors) i 15% actitudinals</text:span><text:span text:style-name="T13"> </text:span></text:p>
        </text:list-item>
      </text:list>
      <text:p text:style-name="P46">ACTIVITATS <text:span text:style-name="T14">UD6 / NA 3.5</text:span></text:p>
      <table:table table:name="ExempleFitxaNucliActivitat" table:style-name="ExempleFitxaNucliActivitat">
        <table:table-column table:style-name="ExempleFitxaNucliActivitat.A"/>
        <table:table-column table:style-name="ExempleFitxaNucliActivitat.B"/>
        <table:table-row>
          <table:table-cell table:style-name="ExempleFitxaNucliActivitat.A1" table:number-columns-spanned="2" office:value-type="string">
            <text:p text:style-name="P47">FITXA NUCLI D'ACTIVITAT UD2 / NA 3.4 / 01</text:p>
            <text:p text:style-name="P47">El model de referència OSI: estructura de capes, comunicació entre capes, serveis, primitives, entitats i interfícies.</text:p>
          </table:table-cell>
          <table:covered-table-cell/>
        </table:table-row>
        <table:table-row>
          <table:table-cell table:style-name="ExempleFitxaNucliActivitat.A2" office:value-type="string">
            <text:p text:style-name="P48">Identificador de l'activitat:</text:p>
          </table:table-cell>
          <table:table-cell table:style-name="ExempleFitxaNucliActivitat.B2" office:value-type="string">
            <text:p text:style-name="P48">UD6 / NA 3.5 /01</text:p>
          </table:table-cell>
        </table:table-row>
        <table:table-row>
          <table:table-cell table:style-name="ExempleFitxaNucliActivitat.A2" office:value-type="string">
            <text:p text:style-name="P48">Durada:</text:p>
          </table:table-cell>
          <table:table-cell table:style-name="ExempleFitxaNucliActivitat.B2" office:value-type="string">
            <text:p text:style-name="P49"><text:s/>50 min.</text:p>
          </table:table-cell>
        </table:table-row>
        <table:table-row>
          <table:table-cell table:style-name="ExempleFitxaNucliActivitat.A4" table:number-columns-spanned="2" office:value-type="string">
            <text:p text:style-name="P50">Definició de l'activitat</text:p>
          </table:table-cell>
          <table:covered-table-cell/>
        </table:table-row>
        <table:table-row>
          <table:table-cell table:style-name="ExempleFitxaNucliActivitat.A5" table:number-columns-spanned="2" office:value-type="string">
            <text:list text:style-name="L16">
              <text:list-item>
                <text:list>
                  <text:list-item>
                    <text:list>
                      <text:list-item>
                        <text:p text:style-name="P51">Explicació oral amb el suport de transparències digitals de l'enrutament IP i de la configuració de taules de rutes.</text:p>
                      </text:list-item>
                    </text:list>
                  </text:list-item>
                </text:list>
              </text:list-item>
            </text:list>
          </table:table-cell>
          <table:covered-table-cell/>
        </table:table-row>
        <table:table-row>
          <table:table-cell table:style-name="ExempleFitxaNucliActivitat.A4" table:number-columns-spanned="2" office:value-type="string">
            <text:p text:style-name="P52">Objectius <text:s/>que l’alumnat ha d’assolir</text:p>
          </table:table-cell>
          <table:covered-table-cell/>
        </table:table-row>
        <table:table-row>
          <table:table-cell table:style-name="ExempleFitxaNucliActivitat.A5" table:number-columns-spanned="2" office:value-type="string">
            <text:list text:style-name="L17">
              <text:list-item>
                <text:p text:style-name="P53">Conèixer i entendre els conceptes següents:</text:p>
                <text:list>
                  <text:list-item>
                    <text:p text:style-name="P53">Encaminament</text:p>
                  </text:list-item>
                  <text:list-item>
                    <text:p text:style-name="P53">Taula de rutes</text:p>
                  </text:list-item>
                  <text:list-item>
                    <text:p text:style-name="P53">NAT</text:p>
                  </text:list-item>
                  <text:list-item>
                    <text:p text:style-name="P53">Subxarxes i classes de xarxes d'àrea local (A, B, C)</text:p>
                  </text:list-item>
                </text:list>
              </text:list-item>
              <text:list-item>
                <text:p text:style-name="P53">Conèixer i entendre els serveis que ofereixen els encaminadors, els tipus d'encaminadors i les formes de configurar-los.</text:p>
              </text:list-item>
              <text:list-item>
                <text:p text:style-name="P53">Entendre els encaminaments i els dispositius d'encaminament de l'aula d'informàtica.</text:p>
              </text:list-item>
              <text:list-item>
                <text:p text:style-name="P53">Conèixer l'arquitectura de xarxa d'SkoleLinux.</text:p>
              </text:list-item>
              <text:list-item>
                <text:p text:style-name="P53">Conèixer els procediments per interconnexionar dues xarxes d'àrea local.</text:p>
              </text:list-item>
              <text:list-item>
                <text:p text:style-name="P53">Conèixer una distribució Linux específica per la configuració d'encaminadors (Coyote Linux).</text:p>
              </text:list-item>
              <text:list-item>
                <text:p text:style-name="P53">Entendre la traducció d'adreces de xarxa (NAT), els seus avantatges i les necessitats que cobreix en el món de les xarxes de comunicacions.</text:p>
              </text:list-item>
            </text:list>
          </table:table-cell>
          <table:covered-table-cell/>
        </table:table-row>
        <table:table-row>
          <table:table-cell table:style-name="ExempleFitxaNucliActivitat.A4" table:number-columns-spanned="2" office:value-type="string">
            <text:p text:style-name="P54">Organitzadors previs</text:p>
          </table:table-cell>
          <table:covered-table-cell/>
        </table:table-row>
        <table:table-row>
          <table:table-cell table:style-name="ExempleFitxaNucliActivitat.A5" table:number-columns-spanned="2" office:value-type="string">
            <text:list text:style-name="L18">
              <text:list-item>
                <text:p text:style-name="P55">Adreces IP.</text:p>
              </text:list-item>
              <text:list-item>
                <text:p text:style-name="P55">Màscares de xarxa. CIDR.</text:p>
              </text:list-item>
              <text:list-item>
                <text:p text:style-name="P55">Classes de xarxes d'àrea local (A,B,C).</text:p>
              </text:list-item>
              <text:list-item>
                <text:p text:style-name="P55">Taules de rutes.</text:p>
              </text:list-item>
            </text:list>
          </table:table-cell>
          <table:covered-table-cell/>
        </table:table-row>
        <table:table-row>
          <table:table-cell table:style-name="ExempleFitxaNucliActivitat.A4" table:number-columns-spanned="2" office:value-type="string">
            <text:p text:style-name="P50">Continguts a desenvolupar</text:p>
          </table:table-cell>
          <table:covered-table-cell/>
        </table:table-row>
        <table:table-row>
          <table:table-cell table:style-name="ExempleFitxaNucliActivitat.A5" table:number-columns-spanned="2" office:value-type="string">
            <text:list text:style-name="L19">
              <text:list-item>
                <text:p text:style-name="P56"><text:bookmark text:name="Network Monitoring4"/><text:bookmark text:name="Network Monitoring"/>L'encaminament IP.</text:p>
              </text:list-item>
              <text:list-item>
                <text:p text:style-name="P56">Els encaminadors o routers.</text:p>
              </text:list-item>
              <text:list-item>
                <text:p text:style-name="P56">Formes de configurar un encaminador.</text:p>
              </text:list-item>
              <text:list-item>
                <text:p text:style-name="P56">Serveis addicionals que poden oferir els encaminadors.</text:p>
              </text:list-item>
              <text:list-item>
                <text:p text:style-name="P56">Exemples d'encaminadors. Tipus.</text:p>
              </text:list-item>
              <text:list-item>
                <text:p text:style-name="P56">Les taules d'encaminaments.</text:p>
              </text:list-item>
              <text:list-item>
                <text:p text:style-name="P56">Anàlisi d'un cas pràctic. L'aula d'informàtica SkoleLinux. Taules d'encaminaments.</text:p>
              </text:list-item>
              <text:list-item>
                <text:p text:style-name="P56">Exemple de configuració de dues xarxes d'àrea local.</text:p>
              </text:list-item>
              <text:list-item>
                <text:p text:style-name="P56">Coyote Linux.</text:p>
              </text:list-item>
              <text:list-item>
                <text:p text:style-name="P56">NAT. Animació Flash sobre NAT.</text:p>
              </text:list-item>
            </text:list>
          </table:table-cell>
          <table:covered-table-cell/>
        </table:table-row>
        <table:table-row>
          <table:table-cell table:style-name="ExempleFitxaNucliActivitat.A4" table:number-columns-spanned="2" office:value-type="string">
            <text:p text:style-name="P50">Desenvolupament de l'activitat</text:p>
          </table:table-cell>
          <table:covered-table-cell/>
        </table:table-row>
        <table:table-row>
          <table:table-cell table:style-name="ExempleFitxaNucliActivitat.A5" table:number-columns-spanned="2" office:value-type="string">
            <text:list text:style-name="L20">
              <text:list-item>
                <text:p text:style-name="P57">Exposició oral amb demostracions interactives dels continguts.</text:p>
              </text:list-item>
            </text:list>
          </table:table-cell>
          <table:covered-table-cell/>
        </table:table-row>
        <table:table-row>
          <table:table-cell table:style-name="ExempleFitxaNucliActivitat.A4" table:number-columns-spanned="2" office:value-type="string">
            <text:p text:style-name="P50">Recursos</text:p>
          </table:table-cell>
          <table:covered-table-cell/>
        </table:table-row>
        <table:table-row>
          <table:table-cell table:style-name="ExempleFitxaNucliActivitat.A5" table:number-columns-spanned="2" office:value-type="string">
            <text:list text:style-name="L21">
              <text:list-item>
                <text:p text:style-name="P58">Ordinadors connectats amb xarxa d'àrea local amb connexió a Internet. Arquitectura SkoleLinux. </text:p>
              </text:list-item>
              <text:list-item>
                <text:p text:style-name="P58">Transparències que els alumnes poden descarregar-se de la Intranet.</text:p>
              </text:list-item>
            </text:list>
          </table:table-cell>
          <table:covered-table-cell/>
        </table:table-row>
        <table:table-row>
          <table:table-cell table:style-name="ExempleFitxaNucliActivitat.A4" table:number-columns-spanned="2" office:value-type="string">
            <text:p text:style-name="P50">Avaluació</text:p>
          </table:table-cell>
          <table:covered-table-cell/>
        </table:table-row>
        <table:table-row>
          <table:table-cell table:style-name="ExempleFitxaNucliActivitat.A5" table:number-columns-spanned="2" office:value-type="string">
            <text:p text:style-name="P43">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P59"/>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Cos_20_del_20_text_20_justificat" style:display-name="Cos del text justificat" style:family="paragraph" style:parent-style-name="Standard">
      <style:paragraph-properties fo:text-align="start" style:justify-single-word="false"/>
    </style:style>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199cm" fo:margin-right="0.199cm" fo:margin-top="0.101cm" fo:margin-bottom="0.101cm" fo:text-align="center" style:justify-single-word="false" fo:text-indent="0cm" style:auto-text-indent="false"/>
    </style:style>
    <style:style style:name="Encapçalament1" style:family="paragraph" style:parent-style-name="Standard">
      <style:paragraph-properties fo:margin-top="0.42cm" fo:margin-bottom="0.21cm"/>
    </style:style>
    <style:style style:name="Encapçalament2" style:family="paragraph" style:parent-style-name="Standard">
      <style:paragraph-properties fo:margin-top="0.42cm" fo:margin-bottom="0.21cm"/>
    </style:style>
    <style:style style:name="Dimensiona_20_la_20_línia" style:display-name="Dimensiona la línia" style:family="paragraph" style:parent-style-name="Standard"/>
    <style:style style:name="Per_20_defecte_7e_LT_7e_Gliederung_20_1" style:display-name="Per defecte~LT~Gliederung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Gliederung_20_2" style:display-name="Per defecte~LT~Gliederung 2" style:family="paragraph" style:parent-style-name="Per_20_defecte_7e_LT_7e_Gliederung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Per_20_defecte_7e_LT_7e_Gliederung_20_3" style:display-name="Per defecte~LT~Gliederung 3" style:family="paragraph" style:parent-style-name="Per_20_defect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Per_20_defect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7e_LT_7e_Gliederung_20_5" style:display-name="Per defecte~LT~Gliederung 5" style:family="paragraph" style:parent-style-name="Per_20_defecte_7e_LT_7e_Gliederung_20_4">
      <style:paragraph-properties fo:margin-left="6.001cm" fo:margin-right="0cm" fo:margin-top="0cm" fo:margin-bottom="0.101cm" fo:text-indent="-0.6cm" style:auto-text-indent="false">
        <style:tab-stops/>
      </style:paragraph-properties>
    </style:style>
    <style:style style:name="Per_20_defecte_7e_LT_7e_Gliederung_20_6" style:display-name="Per defecte~LT~Gliederung 6" style:family="paragraph" style:parent-style-name="Per_20_defecte_7e_LT_7e_Gliederung_20_5">
      <style:paragraph-properties fo:margin-left="7.2cm" fo:margin-right="0cm" fo:text-indent="-0.6cm" style:auto-text-indent="false">
        <style:tab-stops/>
      </style:paragraph-properties>
    </style:style>
    <style:style style:name="Per_20_defecte_7e_LT_7e_Gliederung_20_7" style:display-name="Per defecte~LT~Gliederung 7" style:family="paragraph" style:parent-style-name="Per_20_defecte_7e_LT_7e_Gliederung_20_6">
      <style:paragraph-properties fo:margin-left="8.4cm" fo:margin-right="0cm" fo:text-indent="-0.6cm" style:auto-text-indent="false">
        <style:tab-stops/>
      </style:paragraph-properties>
    </style:style>
    <style:style style:name="Per_20_defecte_7e_LT_7e_Gliederung_20_8" style:display-name="Per defecte~LT~Gliederung 8" style:family="paragraph" style:parent-style-name="Per_20_defecte_7e_LT_7e_Gliederung_20_7">
      <style:paragraph-properties fo:margin-left="9.601cm" fo:margin-right="0cm" fo:text-indent="-0.6cm" style:auto-text-indent="false">
        <style:tab-stops/>
      </style:paragraph-properties>
    </style:style>
    <style:style style:name="Per_20_defecte_7e_LT_7e_Gliederung_20_9" style:display-name="Per defecte~LT~Gliederung 9" style:family="paragraph" style:parent-style-name="Per_20_defecte_7e_LT_7e_Gliederung_20_8">
      <style:paragraph-properties fo:margin-left="10.8cm" fo:margin-right="0cm" fo:text-indent="-0.6cm" style:auto-text-indent="false">
        <style:tab-stops/>
      </style:paragraph-properties>
    </style:style>
    <style:style style:name="Per_20_defecte_7e_LT_7e_Titel" style:display-name="Per defecte~LT~Tite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style>
    <style:style style:name="Per_20_defecte_7e_LT_7e_Hintergrund" style:display-name="Per defecte~LT~Hintergrund" style:family="paragraph">
      <style:paragraph-properties style:text-autospace="none"/>
    </style:style>
    <style:style style:name="WW-Títo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es_20_de_20_fons" style:display-name="Objectes de fons" style:family="paragraph">
      <style:paragraph-properties style:text-autospace="none"/>
    </style:style>
    <style:style style:name="Fons"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Contorn_20_1" style:display-name="Contorn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Contorn_20_2" style:display-name="Contorn 2" style:family="paragraph" style:parent-style-name="Contorn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Contorn_20_3" style:display-name="Contorn 3" style:family="paragraph" style:parent-style-name="Contor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Contorn_20_4" style:display-name="Contorn 4" style:family="paragraph" style:parent-style-name="Contor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Contorn_20_5" style:display-name="Contorn 5" style:family="paragraph" style:parent-style-name="Contorn_20_4">
      <style:paragraph-properties fo:margin-left="6.001cm" fo:margin-right="0cm" fo:margin-top="0cm" fo:margin-bottom="0.101cm" fo:text-indent="-0.6cm" style:auto-text-indent="false">
        <style:tab-stops/>
      </style:paragraph-properties>
    </style:style>
    <style:style style:name="Contorn_20_6" style:display-name="Contorn 6" style:family="paragraph" style:parent-style-name="Contorn_20_5">
      <style:paragraph-properties fo:margin-left="7.2cm" fo:margin-right="0cm" fo:text-indent="-0.6cm" style:auto-text-indent="false">
        <style:tab-stops/>
      </style:paragraph-properties>
    </style:style>
    <style:style style:name="Contorn_20_7" style:display-name="Contorn 7" style:family="paragraph" style:parent-style-name="Contorn_20_6">
      <style:paragraph-properties fo:margin-left="8.4cm" fo:margin-right="0cm" fo:text-indent="-0.6cm" style:auto-text-indent="false">
        <style:tab-stops/>
      </style:paragraph-properties>
    </style:style>
    <style:style style:name="Contorn_20_8" style:display-name="Contorn 8" style:family="paragraph" style:parent-style-name="Contorn_20_7">
      <style:paragraph-properties fo:margin-left="9.601cm" fo:margin-right="0cm" fo:text-indent="-0.6cm" style:auto-text-indent="false">
        <style:tab-stops/>
      </style:paragraph-properties>
    </style:style>
    <style:style style:name="Contorn_20_9" style:display-name="Contorn 9" style:family="paragraph" style:parent-style-name="Contor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font-size="21pt" fo:font-style="italic" fo:font-weight="bold" style:font-size-asian="21pt" style:font-style-asian="italic" style:font-weight-asian="bold" style:font-size-complex="21pt" style:font-style-complex="italic" style:font-weight-complex="bold"/>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Heading_20__28_user_29_" style:display-name="Heading (user)" style:family="paragraph">
      <style:paragraph-properties fo:margin-top="0.746cm" fo:margin-bottom="0.374cm" style:text-autospace="none"/>
      <style:text-properties style:font-name="Arial" fo:font-size="24.5pt" style:font-name-asian="Arial" style:font-size-asian="24.5pt" style:font-name-complex="Arial" style:font-size-complex="24.5pt"/>
    </style:style>
    <style:style style:name="heading_20_2" style:display-name="heading 2" style:family="paragraph">
      <style:paragraph-properties fo:margin-top="0.746cm" fo:margin-bottom="0.374cm" style:text-autospace="none"/>
      <style:text-properties style:font-name="Arial" fo:font-size="24.5pt" fo:font-style="italic" fo:font-weight="bold" style:font-name-asian="Arial" style:font-size-asian="24.5pt" style:font-style-asian="italic" style:font-weight-asian="bold" style:font-name-complex="Arial" style:font-size-complex="24.5pt" style:font-style-complex="italic" style:font-weight-complex="bold"/>
    </style:style>
    <style:style style:name="Numbering_20_Symbols" style:display-name="Numbering Symbols" style:family="paragraph">
      <style:paragraph-properties style:text-autospace="none"/>
      <style:text-properties fo:font-size="21pt" style:font-size-asian="21pt" style:font-size-complex="21pt"/>
    </style:style>
    <style:style style:name="Per_20_defecte_20_3_7e_LT_7e_Gliederung_20_1" style:display-name="Per defecte 3~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3_7e_LT_7e_Gliederung_20_2" style:display-name="Per defecte 3~LT~Gliederung 2" style:family="paragraph" style:parent-style-name="Per_20_defecte_20_3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3_7e_LT_7e_Gliederung_20_3" style:display-name="Per defecte 3~LT~Gliederung 3" style:family="paragraph" style:parent-style-name="Per_20_defecte_20_3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3_7e_LT_7e_Gliederung_20_4" style:display-name="Per defecte 3~LT~Gliederung 4" style:family="paragraph" style:parent-style-name="Per_20_defecte_20_3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3_7e_LT_7e_Gliederung_20_5" style:display-name="Per defecte 3~LT~Gliederung 5" style:family="paragraph" style:parent-style-name="Per_20_defecte_20_3_7e_LT_7e_Gliederung_20_4">
      <style:paragraph-properties fo:margin-left="6.001cm" fo:margin-right="0cm" fo:margin-top="0cm" fo:margin-bottom="0.101cm" fo:text-indent="-0.6cm" style:auto-text-indent="false">
        <style:tab-stops/>
      </style:paragraph-properties>
    </style:style>
    <style:style style:name="Per_20_defecte_20_3_7e_LT_7e_Gliederung_20_6" style:display-name="Per defecte 3~LT~Gliederung 6" style:family="paragraph" style:parent-style-name="Per_20_defecte_20_3_7e_LT_7e_Gliederung_20_5">
      <style:paragraph-properties fo:margin-left="7.2cm" fo:margin-right="0cm" fo:text-indent="-0.6cm" style:auto-text-indent="false">
        <style:tab-stops/>
      </style:paragraph-properties>
    </style:style>
    <style:style style:name="Per_20_defecte_20_3_7e_LT_7e_Gliederung_20_7" style:display-name="Per defecte 3~LT~Gliederung 7" style:family="paragraph" style:parent-style-name="Per_20_defecte_20_3_7e_LT_7e_Gliederung_20_6">
      <style:paragraph-properties fo:margin-left="8.4cm" fo:margin-right="0cm" fo:text-indent="-0.6cm" style:auto-text-indent="false">
        <style:tab-stops/>
      </style:paragraph-properties>
    </style:style>
    <style:style style:name="Per_20_defecte_20_3_7e_LT_7e_Gliederung_20_8" style:display-name="Per defecte 3~LT~Gliederung 8" style:family="paragraph" style:parent-style-name="Per_20_defecte_20_3_7e_LT_7e_Gliederung_20_7">
      <style:paragraph-properties fo:margin-left="9.601cm" fo:margin-right="0cm" fo:text-indent="-0.6cm" style:auto-text-indent="false">
        <style:tab-stops/>
      </style:paragraph-properties>
    </style:style>
    <style:style style:name="Per_20_defecte_20_3_7e_LT_7e_Gliederung_20_9" style:display-name="Per defecte 3~LT~Gliederung 9" style:family="paragraph" style:parent-style-name="Per_20_defecte_20_3_7e_LT_7e_Gliederung_20_8">
      <style:paragraph-properties fo:margin-left="10.8cm" fo:margin-right="0cm" fo:text-indent="-0.6cm" style:auto-text-indent="false">
        <style:tab-stops/>
      </style:paragraph-properties>
    </style:style>
    <style:style style:name="Per_20_defecte_20_3_7e_LT_7e_Titel" style:display-name="Per defecte 3~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3_7e_LT_7e_Untertitel" style:display-name="Per defecte 3~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3_7e_LT_7e_Notizen" style:display-name="Per defecte 3~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3_7e_LT_7e_Hintergrundobjekte" style:display-name="Per defecte 3~LT~Hintergrundobjekte" style:family="paragraph">
      <style:paragraph-properties style:text-autospace="none"/>
    </style:style>
    <style:style style:name="Per_20_defecte_20_3_7e_LT_7e_Hintergrund" style:display-name="Per defecte 3~LT~Hintergrund" style:family="paragraph">
      <style:paragraph-properties style:text-autospace="none"/>
    </style:style>
    <style:style style:name="Per_20_defecte_20_2_7e_LT_7e_Gliederung_20_1" style:display-name="Per defecte 2~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2_7e_LT_7e_Gliederung_20_2" style:display-name="Per defecte 2~LT~Gliederung 2" style:family="paragraph" style:parent-style-name="Per_20_defecte_20_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2_7e_LT_7e_Gliederung_20_3" style:display-name="Per defecte 2~LT~Gliederung 3" style:family="paragraph" style:parent-style-name="Per_20_defecte_20_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2_7e_LT_7e_Gliederung_20_4" style:display-name="Per defecte 2~LT~Gliederung 4" style:family="paragraph" style:parent-style-name="Per_20_defecte_20_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2_7e_LT_7e_Gliederung_20_5" style:display-name="Per defecte 2~LT~Gliederung 5" style:family="paragraph" style:parent-style-name="Per_20_defecte_20_2_7e_LT_7e_Gliederung_20_4">
      <style:paragraph-properties fo:margin-left="6.001cm" fo:margin-right="0cm" fo:margin-top="0cm" fo:margin-bottom="0.101cm" fo:text-indent="-0.6cm" style:auto-text-indent="false">
        <style:tab-stops/>
      </style:paragraph-properties>
    </style:style>
    <style:style style:name="Per_20_defecte_20_2_7e_LT_7e_Gliederung_20_6" style:display-name="Per defecte 2~LT~Gliederung 6" style:family="paragraph" style:parent-style-name="Per_20_defecte_20_2_7e_LT_7e_Gliederung_20_5">
      <style:paragraph-properties fo:margin-left="7.2cm" fo:margin-right="0cm" fo:text-indent="-0.6cm" style:auto-text-indent="false">
        <style:tab-stops/>
      </style:paragraph-properties>
    </style:style>
    <style:style style:name="Per_20_defecte_20_2_7e_LT_7e_Gliederung_20_7" style:display-name="Per defecte 2~LT~Gliederung 7" style:family="paragraph" style:parent-style-name="Per_20_defecte_20_2_7e_LT_7e_Gliederung_20_6">
      <style:paragraph-properties fo:margin-left="8.4cm" fo:margin-right="0cm" fo:text-indent="-0.6cm" style:auto-text-indent="false">
        <style:tab-stops/>
      </style:paragraph-properties>
    </style:style>
    <style:style style:name="Per_20_defecte_20_2_7e_LT_7e_Gliederung_20_8" style:display-name="Per defecte 2~LT~Gliederung 8" style:family="paragraph" style:parent-style-name="Per_20_defecte_20_2_7e_LT_7e_Gliederung_20_7">
      <style:paragraph-properties fo:margin-left="9.601cm" fo:margin-right="0cm" fo:text-indent="-0.6cm" style:auto-text-indent="false">
        <style:tab-stops/>
      </style:paragraph-properties>
    </style:style>
    <style:style style:name="Per_20_defecte_20_2_7e_LT_7e_Gliederung_20_9" style:display-name="Per defecte 2~LT~Gliederung 9" style:family="paragraph" style:parent-style-name="Per_20_defecte_20_2_7e_LT_7e_Gliederung_20_8">
      <style:paragraph-properties fo:margin-left="10.8cm" fo:margin-right="0cm" fo:text-indent="-0.6cm" style:auto-text-indent="false">
        <style:tab-stops/>
      </style:paragraph-properties>
    </style:style>
    <style:style style:name="Per_20_defecte_20_2_7e_LT_7e_Titel" style:display-name="Per defecte 2~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2_7e_LT_7e_Untertitel" style:display-name="Per defecte 2~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2_7e_LT_7e_Notizen" style:display-name="Per defecte 2~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2_7e_LT_7e_Hintergrundobjekte" style:display-name="Per defecte 2~LT~Hintergrundobjekte" style:family="paragraph">
      <style:paragraph-properties style:text-autospace="none"/>
    </style:style>
    <style:style style:name="Per_20_defecte_20_2_7e_LT_7e_Hintergrund" style:display-name="Per defecte 2~LT~Hintergrund" style:family="paragraph">
      <style:paragraph-properties style:text-autospace="none"/>
    </style:style>
    <style:style style:name="Per_20_defecte_20_1_7e_LT_7e_Gliederung_20_1" style:display-name="Per defecte 1~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Gliederung_20_2" style:display-name="Per defecte 1~LT~Gliederung 2" style:family="paragraph" style:parent-style-name="Per_20_defecte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1_7e_LT_7e_Gliederung_20_3" style:display-name="Per defecte 1~LT~Gliederung 3" style:family="paragraph" style:parent-style-name="Per_20_defecte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1_7e_LT_7e_Gliederung_20_4" style:display-name="Per defecte 1~LT~Gliederung 4" style:family="paragraph" style:parent-style-name="Per_20_defecte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1_7e_LT_7e_Gliederung_20_5" style:display-name="Per defecte 1~LT~Gliederung 5" style:family="paragraph" style:parent-style-name="Per_20_defecte_20_1_7e_LT_7e_Gliederung_20_4">
      <style:paragraph-properties fo:margin-left="6.001cm" fo:margin-right="0cm" fo:margin-top="0cm" fo:margin-bottom="0.101cm" fo:text-indent="-0.6cm" style:auto-text-indent="false">
        <style:tab-stops/>
      </style:paragraph-properties>
    </style:style>
    <style:style style:name="Per_20_defecte_20_1_7e_LT_7e_Gliederung_20_6" style:display-name="Per defecte 1~LT~Gliederung 6" style:family="paragraph" style:parent-style-name="Per_20_defecte_20_1_7e_LT_7e_Gliederung_20_5">
      <style:paragraph-properties fo:margin-left="7.2cm" fo:margin-right="0cm" fo:text-indent="-0.6cm" style:auto-text-indent="false">
        <style:tab-stops/>
      </style:paragraph-properties>
    </style:style>
    <style:style style:name="Per_20_defecte_20_1_7e_LT_7e_Gliederung_20_7" style:display-name="Per defecte 1~LT~Gliederung 7" style:family="paragraph" style:parent-style-name="Per_20_defecte_20_1_7e_LT_7e_Gliederung_20_6">
      <style:paragraph-properties fo:margin-left="8.4cm" fo:margin-right="0cm" fo:text-indent="-0.6cm" style:auto-text-indent="false">
        <style:tab-stops/>
      </style:paragraph-properties>
    </style:style>
    <style:style style:name="Per_20_defecte_20_1_7e_LT_7e_Gliederung_20_8" style:display-name="Per defecte 1~LT~Gliederung 8" style:family="paragraph" style:parent-style-name="Per_20_defecte_20_1_7e_LT_7e_Gliederung_20_7">
      <style:paragraph-properties fo:margin-left="9.601cm" fo:margin-right="0cm" fo:text-indent="-0.6cm" style:auto-text-indent="false">
        <style:tab-stops/>
      </style:paragraph-properties>
    </style:style>
    <style:style style:name="Per_20_defecte_20_1_7e_LT_7e_Gliederung_20_9" style:display-name="Per defecte 1~LT~Gliederung 9" style:family="paragraph" style:parent-style-name="Per_20_defecte_20_1_7e_LT_7e_Gliederung_20_8">
      <style:paragraph-properties fo:margin-left="10.8cm" fo:margin-right="0cm" fo:text-indent="-0.6cm" style:auto-text-indent="false">
        <style:tab-stops/>
      </style:paragraph-properties>
    </style:style>
    <style:style style:name="Per_20_defecte_20_1_7e_LT_7e_Titel" style:display-name="Per defecte 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1_7e_LT_7e_Untertitel" style:display-name="Per defecte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Notizen" style:display-name="Per defecte 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1_7e_LT_7e_Hintergrundobjekte" style:display-name="Per defecte 1~LT~Hintergrundobjekte" style:family="paragraph">
      <style:paragraph-properties style:text-autospace="none"/>
    </style:style>
    <style:style style:name="Per_20_defecte_20_1_7e_LT_7e_Hintergrund" style:display-name="Per defecte 1~LT~Hintergrund" style:family="paragraph">
      <style:paragraph-properties style:text-autospace="none"/>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2T20:44:04</meta:creation-date>
    <dc:creator>sergi</dc:creator>
    <dc:date>2006-06-23T23:16:08</dc:date>
    <dc:language>ca-ES</dc:language>
    <meta:editing-cycles>12</meta:editing-cycles>
    <meta:editing-duration>PT3H4M40S</meta:editing-duration>
    <meta:user-defined meta:name="Info 1"/>
    <meta:user-defined meta:name="Info 2"/>
    <meta:user-defined meta:name="Info 3"/>
    <meta:user-defined meta:name="Info 4"/>
    <meta:document-statistic meta:table-count="4" meta:image-count="0" meta:object-count="0" meta:page-count="6" meta:paragraph-count="131" meta:word-count="1275" meta:character-count="8676"/>
  </office:meta>
</office:document-meta>
</file>